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6f7" officeooo:paragraph-rsid="0015a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5:14:41.294338042</meta:creation-date>
    <dc:date>2019-07-19T15:15:17.181233669</dc:date>
    <meta:editing-duration>PT36S</meta:editing-duration>
    <meta:editing-cycles>2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